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use-window-font-color="true"/>
    </style:style>
    <style:style style:name="P6" style:family="paragraph" style:parent-style-name="Standard" style:list-style-name="L1">
      <style:text-properties fo:color="#ff0000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 style:list-style-name="L2"/>
    <style:style style:name="P9" style:family="paragraph" style:parent-style-name="Standard" style:list-style-name="L1">
      <style:paragraph-properties fo:break-before="page"/>
    </style:style>
    <style:style style:name="P10" style:family="paragraph" style:parent-style-name="Standard" style:list-style-name="L1">
      <style:paragraph-properties fo:margin-left="1.4772in" fo:margin-right="0in" fo:text-indent="-0.25in" style:auto-text-indent="false"/>
      <style:text-properties style:use-window-font-color="true"/>
    </style:style>
    <style:style style:name="P11" style:family="paragraph" style:parent-style-name="Standard" style:list-style-name="L1">
      <style:paragraph-properties fo:margin-left="1.9693in" fo:margin-right="0in" fo:text-indent="-0.25in" style:auto-text-indent="false"/>
      <style:text-properties style:use-window-font-color="true"/>
    </style:style>
    <style:style style:name="T1" style:family="text">
      <style:text-properties style:font-name="Symbo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Phases:</text:p>
      <text:list xml:id="list29145325" text:style-name="L2">
        <text:list-item>
          <text:p text:style-name="P8">Make the World(static)</text:p>
          <text:list>
            <text:list-item>
              <text:p text:style-name="P8">ground</text:p>
              <text:list>
                <text:list-item>
                  <text:p text:style-name="P8">static terrain shadows</text:p>
                </text:list-item>
                <text:list-item>
                  <text:p text:style-name="P8">normal map?</text:p>
                </text:list-item>
              </text:list>
            </text:list-item>
            <text:list-item>
              <text:p text:style-name="P8">trees, rocks and clutter</text:p>
            </text:list-item>
            <text:list-item>
              <text:p text:style-name="P8">fawna?</text:p>
            </text:list-item>
            <text:list-item>
              <text:p text:style-name="P8">Sky</text:p>
              <text:list>
                <text:list-item>
                  <text:p text:style-name="P8">textured dome</text:p>
                </text:list-item>
              </text:list>
            </text:list-item>
          </text:list>
        </text:list-item>
        <text:list-item>
          <text:p text:style-name="P8">Make the world (dynamic)</text:p>
          <text:list>
            <text:list-item>
              <text:p text:style-name="P8">day-night cycle</text:p>
            </text:list-item>
            <text:list-item>
              <text:p text:style-name="P8">Seasons cycle</text:p>
              <text:list>
                <text:list-item>
                  <text:p text:style-name="P8">plant life cycle</text:p>
                  <text:list>
                    <text:list-item>
                      <text:p text:style-name="P8">seed, spread, grow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Make the people</text:p>
        </text:list-item>
        <text:list-item>
          <text:p text:style-name="P8">Make the player</text:p>
        </text:list-item>
        <text:list-item>
          <text:p text:style-name="P8">Make the glitz</text:p>
          <text:list>
            <text:list-item>
              <text:p text:style-name="P8">Lighting effects</text:p>
            </text:list-item>
            <text:list-item>
              <text:p text:style-name="P8">HDR</text:p>
            </text:list-item>
          </text:list>
        </text:list-item>
      </text:list>
      <text:p text:style-name="Standard"/>
      <text:list xml:id="list29155477" text:style-name="L1">
        <text:list-item>
          <text:p text:style-name="P4">World</text:p>
          <text:list>
            <text:list-item>
              <text:p text:style-name="P4">Setting and Scope</text:p>
              <text:list>
                <text:list-item>
                  <text:p text:style-name="P4">Fantasy Medieval setting</text:p>
                </text:list-item>
                <text:list-item>
                  <text:p text:style-name="P4">“Lite” on magic (rare until “max” level)</text:p>
                </text:list-item>
                <text:list-item>
                  <text:p text:style-name="P4">Physics should prevail.</text:p>
                  <text:list>
                    <text:list-item>
                      <text:p text:style-name="P4">Standing up to a 20ft giant with a club the side of a car is NOT a good idea no matter who you are. (evade skills and range would be needed in that case)</text:p>
                    </text:list-item>
                    <text:list-item>
                      <text:p text:style-name="P4"/>
                    </text:list-item>
                  </text:list>
                </text:list-item>
                <text:list-item>
                  <text:p text:style-name="P4">Absolutely, positively no “engineering”. </text:p>
                  <text:list>
                    <text:list-item>
                      <text:p text:style-name="P4">No guns, gizmos, turrets, etc(these are not medieval. period)</text:p>
                    </text:list-item>
                    <text:list-item>
                      <text:p text:style-name="P4">DDO iron defenders are on the border (enchanted armor basically)</text:p>
                    </text:list-item>
                  </text:list>
                </text:list-item>
                <text:list-item>
                  <text:p text:style-name="P4">Absolutely no stereo typical, scottish accented dwarves.</text:p>
                </text:list-item>
                <text:list-item>
                  <text:p text:style-name="P4">Base races on original mythologies. (elves, gnomes, everything...reinvent the original and step away from the Tolkien interpretation)</text:p>
                </text:list-item>
              </text:list>
            </text:list-item>
            <text:list-item>
              <text:p text:style-name="P4">Structure</text:p>
              <text:list>
                <text:list-item>
                  <text:p text:style-name="P4">The world as a whole would operate as an RTS under AI control</text:p>
                </text:list-item>
                <text:list-item>
                  <text:p text:style-name="P4">population “centers” will be spread out across a real scale map</text:p>
                </text:list-item>
                <text:list-item>
                  <text:p text:style-name="P4">travel between centers will be time lapsed (think warp in EvE)</text:p>
                  <text:list>
                    <text:list-item>
                      <text:p text:style-name="P4">directions to a place must be procured by the PC's in order to time lapse.</text:p>
                    </text:list-item>
                    <text:list-item>
                      <text:p text:style-name="P4">Without directions, the PC will just explore in real time (potentially finding a new center...maybe)</text:p>
                    </text:list-item>
                    <text:list-item>
                      <text:p text:style-name="P4">random encounters can(and will) occur en-route</text:p>
                    </text:list-item>
                  </text:list>
                </text:list-item>
              </text:list>
            </text:list-item>
            <text:list-item>
              <text:p text:style-name="P4">City centers (Economy)</text:p>
              <text:list>
                <text:list-item>
                  <text:p text:style-name="P4">Centers evolve from a population type</text:p>
                  <text:list>
                    <text:list-item>
                      <text:p text:style-name="P4">given the center's current “resources” there is a chance to attract or convert a new type of citizen. (nomads → farmers → builders and gatherers → craftsmen...)</text:p>
                    </text:list-item>
                  </text:list>
                </text:list-item>
                <text:list-item>
                  <text:p text:style-name="P4">resources need to be collected by gatherer NPCs</text:p>
                  <text:list>
                    <text:list-item>
                      <text:p text:style-name="P4">gatherers get better at locating resources and faster retrieving them the longer they live</text:p>
                    </text:list-item>
                  </text:list>
                </text:list-item>
                <text:list-item>
                  <text:p text:style-name="P4"><text:soft-page-break/>population growth model (food, water, land)</text:p>
                  <text:list>
                    <text:list-item>
                      <text:p text:style-name="P4">Craftsmen will become available as centers grow</text:p>
                      <text:list>
                        <text:list-item>
                          <text:p text:style-name="P4">% chance to attract based on size and resources</text:p>
                        </text:list-item>
                        <text:list-item>
                          <text:p text:style-name="P4">also supply vs demand of services will attract more (D&gt;&gt;S)</text:p>
                        </text:list-item>
                        <text:list-item>
                          <text:p text:style-name="P4">types: weapon smith, armor smith, leather worker(armor, belts, boots, hats),tailor (aesthetic it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NPC's</text:p>
              <text:list>
                <text:list-item>
                  <text:p text:style-name="P4">AI's for NPCs should be unique to “learn”</text:p>
                </text:list-item>
                <text:list-item>
                  <text:p text:style-name="P4">AI's of the same type in centers can share learning</text:p>
                </text:list-item>
                <text:list-item>
                  <text:p text:style-name="P4">Craftsmen are able to work faster and do more advanced work the longer they are alive. (some sort of % chance discover new method vs time)</text:p>
                </text:list-item>
                <text:list-item>
                  <text:p text:style-name="P4">Craftsmen take a finite amount of “real time” to do things.</text:p>
                  <text:list>
                    <text:list-item>
                      <text:p text:style-name="P4">e.g. 1-8 hours to repair a sword</text:p>
                    </text:list-item>
                    <text:list-item>
                      <text:p text:style-name="P4">total time = queue of work given to blacksmith</text:p>
                    </text:list-item>
                    <text:list-item>
                      <text:p text:style-name="P4">queue will also include NPC's work (armor, swords, horseshoes, etc)</text:p>
                    </text:list-item>
                  </text:list>
                </text:list-item>
                <text:list-item>
                  <text:p text:style-name="P4">NPC craftsman can teach craft to PC's but will be extremely costly</text:p>
                </text:list-item>
              </text:list>
            </text:list-item>
            <text:list-item>
              <text:p text:style-name="P4">Exploration</text:p>
              <text:list>
                <text:list-item>
                  <text:p text:style-name="P4">Instances</text:p>
                  <text:list>
                    <text:list-item>
                      <text:p text:style-name="P4">resource areas (caves for minerals, forest for wood, farms for farms)</text:p>
                      <text:list>
                        <text:list-item>
                          <text:p text:style-name="P4">deeper caves = more (rarer?better armor?) metals but stronger monsters</text:p>
                        </text:list-item>
                        <text:list-item>
                          <text:p text:style-name="P4">deeper forests = rare hide/leather (better armor) “ “ “</text:p>
                        </text:list-item>
                        <text:list-item>
                          <text:p text:style-name="P4">larger farms = better cloth (plant fibers) but attract larger (strong) mobs</text:p>
                        </text:list-item>
                      </text:list>
                    </text:list-item>
                    <text:list-item>
                      <text:p text:style-name="P4">“Ruins” (aka dungeons)</text:p>
                      <text:list>
                        <text:list-item>
                          <text:p text:style-name="P4">ancient civilizations buried</text:p>
                        </text:list-item>
                        <text:list-item>
                          <text:p text:style-name="P4">source of “magic” stones used for upgra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misc notes:</text:p>
      <text:p text:style-name="Standard">would each have a "look" to their equipment</text:p>
      <text:p text:style-name="Standard">I really want a lot of cosmetic appeal vs +5000 armor of nut sucking type stuff</text:p>
      <text:p text:style-name="Standard">so platemail is platemail is platemail...more or less</text:p>
      <text:p text:style-name="Standard">if you want a different "look"</text:p>
      <text:p text:style-name="Standard">you need to get in good with a smith at a center that knows how to make that look</text:p>
      <text:p text:style-name="Standard">so think about this intereaction at the center tavern</text:p>
      <text:p text:style-name="Standard">"dude! that helmet is awesome! Where did you get it?!" "Oh I had a smith in ungabunga make it", sweet. so now the questioner will go to ungabunga and work to get enough rep to get the smith to make him his helmet</text:p>
      <text:p text:style-name="Standard">he will get rep by either grind like work of protecting the gathers and mines</text:p>
      <text:p text:style-name="Standard">or</text:p>
      <text:p text:style-name="Standard">by doing quests for NPCs in the center (for those who are more quest oriented)</text:p>
      <text:p text:style-name="Standard">eh?! freaking genius again</text:p>
      <text:p text:style-name="Standard">that meets one of my goals to have the flexibility of solo play and group play</text:p>
      <text:p text:style-name="Standard">the grind stuff would be easy enough to be the solo stuff</text:p>
      <text:list xml:id="list29241026" text:continue-numbering="true" text:style-name="L1">
        <text:list-item>
          <text:p text:style-name="P9">Character</text:p>
          <text:list>
            <text:list-item>
              <text:p text:style-name="P4">Abilities</text:p>
              <text:list>
                <text:list-item>
                  <text:p text:style-name="P4">Strength -</text:p>
                </text:list-item>
                <text:list-item>
                  <text:p text:style-name="P4">Endurance – think cardio; total energy reserve. Interplays with Str and weapon (weakling w/ heavy sword is going to burn out faster than a light sword)</text:p>
                </text:list-item>
                <text:list-item>
                  <text:p text:style-name="P4">Agility – upper body </text:p>
                </text:list-item>
                <text:list-item>
                  <text:p text:style-name="P4">Mobility – lower body</text:p>
                </text:list-item>
                <text:list-item>
                  <text:p text:style-name="P4">Coordination – the ability to execute more than 1 move at a time (dual wield, upper and lower body in conjunction, etc)</text:p>
                </text:list-item>
                <text:list-item>
                  <text:p text:style-name="P4">Intellect</text:p>
                  <text:list>
                    <text:list-item>
                      <text:p text:style-name="P4">impacts how much training you can do?</text:p>
                    </text:list-item>
                  </text:list>
                </text:list-item>
                <text:list-item>
                  <text:p text:style-name="P4">Leadership</text:p>
                  <text:list>
                    <text:list-item>
                      <text:p text:style-name="P4">for NPC interactions</text:p>
                    </text:list-item>
                  </text:list>
                </text:list-item>
              </text:list>
            </text:list-item>
            <text:list-item>
              <text:p text:style-name="P4">Skills and Training</text:p>
              <text:list>
                <text:list-item>
                  <text:p text:style-name="P4">There are no classes EvE” style: anyone can invest in any skill</text:p>
                </text:list-item>
                <text:list-item>
                  <text:p text:style-name="P4">ranks of a skill must be learned from trainers.</text:p>
                </text:list-item>
                <text:list-item>
                  <text:p text:style-name="P4">Level within of a rank (progress bar) will only improve with use. </text:p>
                </text:list-item>
                <text:list-item>
                  <text:p text:style-name="P4">Some advanced ranks may require certain levels of an ability.</text:p>
                  <text:list>
                    <text:list-item>
                      <text:p text:style-name="P4">A high intellect could understand advanced rapier but would not be able to execute the moves without sufficient agility.</text:p>
                    </text:list-item>
                  </text:list>
                </text:list-item>
                <text:list-item>
                  <text:p text:style-name="P4">Can only train next rank after maxed level in current rank.</text:p>
                </text:list-item>
                <text:list-item>
                  <text:p text:style-name="P4">maybe what “skills” you get when you “train” is semi random?</text:p>
                  <text:list>
                    <text:list-item>
                      <text:p text:style-name="P4">random but based on the moves you've been using(gw pet model)</text:p>
                    </text:list-item>
                    <text:list-item>
                      <text:p text:style-name="P4">defensive moves open up more advanced defensive etc</text:p>
                    </text:list-item>
                    <text:list-item>
                      <text:p text:style-name="P4">OR maybe you can pick on a set to “study” and depending on your abilities you “get it” or you don't (but can always retrain later)</text:p>
                    </text:list-item>
                  </text:list>
                </text:list-item>
              </text:list>
            </text:list-item>
            <text:list-item>
              <text:p text:style-name="P4">Equipment</text:p>
              <text:list>
                <text:list-item>
                  <text:p text:style-name="P4">Lot's of equipment appearance choices</text:p>
                  <text:list>
                    <text:list-item>
                      <text:p text:style-name="P4">Flexibility like second life would be awesome</text:p>
                      <text:list>
                        <text:list-item>
                          <text:p text:style-name="P4">player based creation and economy?! (too risky and uncontrolled)</text:p>
                        </text:list-item>
                      </text:list>
                    </text:list-item>
                    <text:list-item>
                      <text:p text:style-name="P4">Items/Armor chosen strictly for appearance and then augmented with magic</text:p>
                      <text:list>
                        <text:list-item>
                          <text:p text:style-name="P4">maybe a glow/glitter/sfx added to item when augmented</text:p>
                        </text:list-item>
                      </text:list>
                    </text:list-item>
                  </text:list>
                </text:list-item>
                <text:list-item>
                  <text:p text:style-name="P4">Durability (wear and tear effects)</text:p>
                  <text:list>
                    <text:list-item>
                      <text:p text:style-name="P4">slash weapons dull over time: do less damage and lower crit chance</text:p>
                    </text:list-item>
                    <text:list-item>
                      <text:p text:style-name="P4">pierce weapons same as slash but slower aging</text:p>
                    </text:list-item>
                    <text:list-item>
                      <text:p text:style-name="P4">bludgeon (break? Eventually?)</text:p>
                    </text:list-item>
                    <text:list-item>
                      <text:p text:style-name="P4">armor and shields will wear too</text:p>
                    </text:list-item>
                  </text:list>
                </text:list-item>
                <text:list-item>
                  <text:p text:style-name="P4">weapons can have multiple damage types</text:p>
                  <text:list>
                    <text:list-item>
                      <text:p text:style-name="P4">Warhammer = bludgeon or pierce</text:p>
                    </text:list-item>
                    <text:list-item>
                      <text:p text:style-name="P4">sword = slash or bludge (flat side or pommel strike)</text:p>
                    </text:list-item>
                  </text:list>
                </text:list-item>
                <text:list-item>
                  <text:p text:style-name="P4">repairing damaged weapons</text:p>
                  <text:list>
                    <text:list-item>
                      <text:p text:style-name="P4">a repaired weapon always takes some permanent damage lowering its total durability</text:p>
                    </text:list-item>
                    <text:list-item>
                      <text:p text:style-name="P4">when a weapon has no durability left it is completely broken</text:p>
                    </text:list-item>
                  </text:list>
                </text:list-item>
                <text:list-item>
                  <text:p text:style-name="P4">Magical enhancement</text:p>
                  <text:list>
                    <text:list-item>
                      <text:p text:style-name="P4">magic stones are consumed in the enhancement of equipment</text:p>
                    </text:list-item>
                    <text:list-item>
                      <text:p text:style-name="P4">therefore, there is no way to “reclaim” an enhancement on broken weapons</text:p>
                    </text:list-item>
                  </text:list>
                </text:list-item>
                <text:list-item>
                  <text:p text:style-name="P4">Effects on abilities and combat</text:p>
                </text:list-item>
              </text:list>
            </text:list-item>
            <text:list-item>
              <text:p text:style-name="P4">Health and Injuries</text:p>
              <text:list>
                <text:list-item>
                  <text:p text:style-name="P4">injuries from combat recover slowly</text:p>
                </text:list-item>
                <text:list-item>
                  <text:p text:style-name="P4"><text:soft-page-break/>healing is faster offline</text:p>
                  <text:list>
                    <text:list-item>
                      <text:p text:style-name="P4">healing is even faster at 'rest' places (inns...which have taverns...which form groups?)</text:p>
                    </text:list-item>
                  </text:list>
                </text:list-item>
              </text:list>
            </text:list-item>
            <text:list-item>
              <text:p text:style-name="P4">Aging</text:p>
              <text:list>
                <text:list-item>
                  <text:p text:style-name="P5">Appearance</text:p>
                  <text:list>
                    <text:list-item>
                      <text:p text:style-name="P10">the character "ages". Start out young and grow old with game/real time</text:p>
                    </text:list-item>
                    <text:list-item>
                      <text:p text:style-name="P10">as they age I want their appearance of the character to change</text:p>
                      <text:list>
                        <text:list-item>
                          <text:p text:style-name="P11">some things beyond the characters control like, balding, skin spots, wrinkles, </text:p>
                        </text:list-item>
                        <text:list-item>
                          <text:p text:style-name="P11">the ability to do that graphically exists so nothing to invent there and I think it would be cool</text:p>
                        </text:list-item>
                      </text:list>
                    </text:list-item>
                    <text:list-item>
                      <text:p text:style-name="P10">along that line, I want the hair to "grow" and men's beards to grow</text:p>
                    </text:list-item>
                    <text:list-item>
                      <text:p text:style-name="P10">as they get older more "gray" would be injected into the hair coloring</text:p>
                    </text:list-item>
                    <text:list-item>
                      <text:p text:style-name="P10">the coloring is easy enough to do</text:p>
                    </text:list-item>
                    <text:list-item>
                      <text:p text:style-name="P10">I think the beards would be pretty straight forward</text:p>
                    </text:list-item>
                    <text:list-item>
                      <text:p text:style-name="P10">not sure about the hair though</text:p>
                    </text:list-item>
                    <text:list-item>
                      <text:p text:style-name="P10">might have to settle just for a change in hairdo every so often</text:p>
                    </text:list-item>
                  </text:list>
                </text:list-item>
                <text:list-item>
                  <text:p text:style-name="P5">Abilities</text:p>
                  <text:list>
                    <text:list-item>
                      <text:p text:style-name="P5">older characters will have more time and more skill, but as mentioned before they will start to lose speed and strength just like real aging</text:p>
                    </text:list-item>
                    <text:list-item>
                      <text:p text:style-name="P5">so the young have that advantage, but the old ones will have more combat experience (moves etc)</text:p>
                    </text:list-item>
                    <text:list-item>
                      <text:p text:style-name="P5">Older characters have more time to gain reputation points with the centers. </text:p>
                    </text:list-item>
                  </text:list>
                </text:list-item>
                <text:list-item>
                  <text:p text:style-name="P4">Reincarnation</text:p>
                  <text:list>
                    <text:list-item>
                      <text:p text:style-name="P4"><text:s/>who wants an old character? what if you could care less about influencing centers? you are just a killing machine</text:p>
                    </text:list-item>
                    <text:list-item>
                      <text:p text:style-name="P4">stolen concept number 1024, reincarnation :)</text:p>
                    </text:list-item>
                    <text:list-item>
                      <text:p text:style-name="P4">like in DDO, you can "start over" but with benefits</text:p>
                    </text:list-item>
                    <text:list-item>
                      <text:p text:style-name="P4">what exactly the bene's are I'm not sure. maybe you keep some % of your skills so you are starting out "tougher" basically. (remember a certain amount from your previous life)</text:p>
                    </text:list-item>
                    <text:list-item>
                      <text:p text:style-name="P4">that would be cool. it could be like a random thing; you might totally forget how to use a long sword, but you remember your master marksmen in long bow</text:p>
                    </text:list-item>
                    <text:list-item>
                      <text:p text:style-name="P5">the "shamans' or whatever that can do the reincarnation will be associated with some center (or maybe a group of centers) so still need to get reputatio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9223838" text:continue-numbering="true" text:style-name="L1">
        <text:list-item>
          <text:list>
            <text:list-item>
              <text:p text:style-name="P5">Reputation</text:p>
              <text:list>
                <text:list-item>
                  <text:p text:style-name="P5">Characters gain rep by protecting the resource collectors and mines and/or running quests in that center(random quest generation for some.) </text:p>
                </text:list-item>
                <text:list-item>
                  <text:p text:style-name="P5">With enough rep, players can actually influence how the town grows (like a RTS game, the "player(s)" could decide to make better blacksmiths, or better defense towers, etc next)</text:p>
                  <text:list>
                    <text:list-item>
                      <text:p text:style-name="P5">they could get a “vote” on the city counsel that makes decisions once a week. That would give everyone IRL enough time to “vote” if they wanted.</text:p>
                    </text:list-item>
                  </text:list>
                </text:list-item>
                <text:list-item>
                  <text:p text:style-name="P5">Note a group of elder characters got together (in say a guild/clan/choose your name) then they have a lot of voting power over a particular center</text:p>
                </text:list-item>
                <text:list-item>
                  <text:p text:style-name="P5">also notice that if you had A LOT of young players voting all the same way, even though they have low rep each, they could influence a center still and be able to compete with an "elder" guild</text:p>
                </text:list-item>
                <text:list-item>
                  <text:p text:style-name="P5">there would be a real life reason to group up and form alliances: to "control" a center</text:p>
                  <text:list>
                    <text:list-item>
                      <text:p text:style-name="P5">need to decide what that means exactly </text:p>
                    </text:list-item>
                  </text:list>
                </text:list-item>
              </text:list>
            </text:list-item>
            <text:list-item>
              <text:p text:style-name="P5">Player Owned Housing</text:p>
              <text:list>
                <text:list-item>
                  <text:p text:style-name="P5"><text:soft-page-break/>Houses can be contracted and will be player accessible “instances”. </text:p>
                </text:list-item>
                <text:list-item>
                  <text:p text:style-name="P5">Other players in a group can “come in”</text:p>
                </text:list-item>
                <text:list-item>
                  <text:p text:style-name="P5">The house serves as a healing place and storage for gear and items</text:p>
                </text:list-item>
                <text:list-item>
                  <text:p text:style-name="P5">To get a builder to work for you will depend on how much rep you have with that center</text:p>
                </text:list-item>
              </text:list>
            </text:list-item>
          </text:list>
        </text:list-item>
        <text:list-item>
          <text:p text:style-name="P5">NPC Heroes and Henchmen</text:p>
          <text:list>
            <text:list-item>
              <text:p text:style-name="P5">Centers will generate NPC heroes that will defend the town (think WoW city guards)</text:p>
            </text:list-item>
            <text:list-item>
              <text:p text:style-name="P5">Some NPC heroes can be convinced to work for the player and become henchmen</text:p>
              <text:list>
                <text:list-item>
                  <text:p text:style-name="P5">Henchmen will continue to gain experience just like a player would</text:p>
                </text:list-item>
                <text:list-item>
                  <text:p text:style-name="P5">Henchmen will expect a <text:s/>portion of “loot”. No loot will affect their chances of staying (loyalty)</text:p>
                </text:list-item>
              </text:list>
            </text:list-item>
            <text:list-item>
              <text:p text:style-name="P5">The ability to attract and retain a hireling will depend on the characters “leadership” ability</text:p>
            </text:list-item>
            <text:list-item>
              <text:p text:style-name="P5"/>
            </text:list-item>
          </text:list>
        </text:list-item>
      </text:list>
      <text:p text:style-name="P3"/>
      <text:p text:style-name="P2"/>
      <text:p text:style-name="P2"/>
      <text:list xml:id="list29242423" text:continue-numbering="true" text:style-name="L1">
        <text:list-item>
          <text:list>
            <text:list-header>
              <text:p text:style-name="P6"/>
              <text:p text:style-name="P4"/>
            </text:list-header>
          </text:list>
        </text:list-item>
      </text:list>
      <text:p text:style-name="P1"/>
      <text:list xml:id="list29234278" text:continue-numbering="true" text:style-name="L1">
        <text:list-item>
          <text:p text:style-name="P4">Combat Mechanics</text:p>
          <text:list>
            <text:list-item>
              <text:p text:style-name="P4">Location Based Damage</text:p>
              <text:list>
                <text:list-item>
                  <text:p text:style-name="P4">health/strength of location will impact performance</text:p>
                  <text:list>
                    <text:list-item>
                      <text:p text:style-name="P4">Locations</text:p>
                      <text:list>
                        <text:list-item>
                          <text:p text:style-name="P4">Hands, feet, every joint, every major bone, upper torso (hard), lower torso(soft), h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Combat Pace</text:p>
              <text:list>
                <text:list-item>
                  <text:p text:style-name="P4">fast enough to be exciting </text:p>
                </text:list-item>
                <text:list-item>
                  <text:p text:style-name="P4">slow enough to make decisions / react</text:p>
                </text:list-item>
                <text:list-item>
                  <text:p text:style-name="P4">(part twitch, part clocked)</text:p>
                </text:list-item>
                <text:list-item>
                  <text:p text:style-name="P4">semi turn based like NWN2?</text:p>
                  <text:list>
                    <text:list-item>
                      <text:p text:style-name="P4">Will that be fast enough?</text:p>
                    </text:list-item>
                  </text:list>
                </text:list-item>
              </text:list>
            </text:list-item>
            <text:list-item>
              <text:p text:style-name="P4">Defense</text:p>
              <text:list>
                <text:list-item>
                  <text:p text:style-name="P4">Spacing (interval)</text:p>
                  <text:list>
                    <text:list-item>
                      <text:p text:style-name="P4">weapon sizes should place a roll on spacing (dagger vs 2H sword?)</text:p>
                    </text:list-item>
                  </text:list>
                </text:list-item>
                <text:list-item>
                  <text:p text:style-name="P4">Dodge (upper body agility)</text:p>
                </text:list-item>
                <text:list-item>
                  <text:p text:style-name="P4">Evade (lower body mobility)</text:p>
                </text:list-item>
                <text:list-item>
                  <text:p text:style-name="P4">Block (shield)</text:p>
                </text:list-item>
                <text:list-item>
                  <text:p text:style-name="P4">Parry (weapon)</text:p>
                </text:list-item>
                <text:list-item>
                  <text:p text:style-name="P4">Armor</text:p>
                  <text:list>
                    <text:list-item>
                      <text:p text:style-name="P4">armor reduces the amount of damage, not how hard it is to hit you</text:p>
                    </text:list-item>
                    <text:list-item>
                      <text:p text:style-name="P4">if anything heavier armor makes you easier to hit!</text:p>
                    </text:list-item>
                    <text:list-item>
                      <text:p text:style-name="P4">Armor types are better vs difference damage types (pierce, bludgeon, slash)</text:p>
                    </text:list-item>
                  </text:list>
                </text:list-item>
              </text:list>
            </text:list-item>
            <text:list-item>
              <text:p text:style-name="P4">Offense</text:p>
              <text:list>
                <text:list-item>
                  <text:p text:style-name="P4">charge/tackle</text:p>
                </text:list-item>
                <text:list-item>
                  <text:p text:style-name="P4">trip</text:p>
                </text:list-item>
                <text:list-item>
                  <text:p text:style-name="P4">feint</text:p>
                </text:list-item>
                <text:list-item>
                  <text:p text:style-name="P4">slash</text:p>
                </text:list-item>
                <text:list-item>
                  <text:p text:style-name="P4">stab</text:p>
                </text:list-item>
                <text:list-item>
                  <text:p text:style-name="P4">disarm</text:p>
                </text:list-item>
                <text:list-item>
                  <text:p text:style-name="P4">stun </text:p>
                </text:list-item>
              </text:list>
            </text:list-item>
          </text:list>
        </text:list-item>
      </text:list>
      <text:p text:style-name="Standard"/>
      <text:list xml:id="list29220760" text:continue-numbering="true" text:style-name="L1">
        <text:list-item>
          <text:p text:style-name="P9">Random Cave Generator</text:p>
          <text:list>
            <text:list-item>
              <text:p text:style-name="P4">3D grid</text:p>
            </text:list-item>
            <text:list-item>
              <text:p text:style-name="P4">map out path of nodes on grid</text:p>
            </text:list-item>
            <text:list-item>
              <text:p text:style-name="P4">Entrance coord (rand X, rand Y, Z = near top)</text:p>
            </text:list-item>
            <text:list-item>
              <text:p text:style-name="P7">Node parameters</text:p>
              <text:list>
                <text:list-item>
                  <text:p text:style-name="P4"><text:span text:style-name="T1">D</text:span>z ~ f(distance from entrance)</text:p>
                </text:list-item>
                <text:list-item>
                  <text:p text:style-name="P4">step direct = currect dir +/- pi/2 (parameterize this)</text:p>
                </text:list-item>
                <text:list-item>
                  <text:p text:style-name="P4">step length (rand param)</text:p>
                  <text:list>
                    <text:list-item>
                      <text:p text:style-name="P4">check for intersections and fix</text:p>
                    </text:list-item>
                    <text:list-item>
                      <text:p text:style-name="P4">check for borders and fix</text:p>
                    </text:list-item>
                  </text:list>
                </text:list-item>
                <text:list-item>
                  <text:p text:style-name="P4">Check if Cave occurs</text:p>
                  <text:list>
                    <text:list-item>
                      <text:p text:style-name="P4">cave size (Radius)</text:p>
                    </text:list-item>
                    <text:list-item>
                      <text:p text:style-name="P4">cave direction (x,y,z, vector only need if ellipse)</text:p>
                    </text:list-item>
                    <text:list-item>
                      <text:p text:style-name="P4">random exit location on border of cav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Story</text:p>
          <text:list>
            <text:list-item>
              <text:p text:style-name="P4">NPCs will change their chatter over time. It will reflect what has happened in that area AND any storyline hints</text:p>
            </text:list-item>
            <text:list-item>
              <text:p text:style-name="P4">Story NPCs could be interwoven like mysterious people (was thinking about brutes/martyrs) coming to towns and doing things, (helping, kidnapping, taking stuff, what ever)</text:p>
            </text:list-item>
            <text:list-item>
              <text:p text:style-name="P4">“GM” Actors could exist! For dynamic interaction with players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30T09:56:36.22</meta:creation-date>
    <dc:date>2011-11-10T09:10:00.68</dc:date>
    <meta:editing-duration>P1DT10H25M52S</meta:editing-duration>
    <meta:editing-cycles>60</meta:editing-cycles>
    <meta:generator>OpenOffice.org/3.3$Win32 OpenOffice.org_project/330m20$Build-9567</meta:generator>
    <meta:document-statistic meta:table-count="0" meta:image-count="0" meta:object-count="0" meta:page-count="8" meta:paragraph-count="216" meta:word-count="2083" meta:character-count="12232"/>
  </office:meta>
</office:document-meta>
</file>